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86f" officeooo:paragraph-rsid="0003f8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hahaha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2:37:59.502265020</meta:creation-date>
    <dc:date>2025-02-22T21:25:17.513967263</dc:date>
    <meta:editing-duration>PT20M13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